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94cm"/>
    </style:style>
    <style:style style:name="co2" style:family="table-column">
      <style:table-column-properties fo:break-before="auto" style:column-width="6.027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0.677cm" svg:y="44.804cm">
            <draw:object draw:notify-on-update-of-ranges="Sheet1.A6:Sheet1.A6 Sheet1.A7:Sheet1.A106 Sheet1.B6:Sheet1.B6 Sheet1.B7:Sheet1.B106 Sheet1.C6:Sheet1.C6 Sheet1.C7:Sheet1.C106 Sheet1.D6:Sheet1.D6 Sheet1.D7:Sheet1.D10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enetic Algorithm 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ed on:</text:p>
          </table:table-cell>
          <table:table-cell table:style-name="ce1" office:value-type="string" calcext:value-type="string">
            <text:p>06/09/14</text:p>
          </table:table-cell>
          <table:table-cell office:value-type="string" calcext:value-type="string">
            <text:p>at:</text:p>
          </table:table-cell>
          <table:table-cell table:style-name="ce1" office:value-type="string" calcext:value-type="string">
            <text:p>20:07:07</text:p>
          </table:table-cell>
        </table:table-row>
        <table:table-row table:style-name="ro1">
          <table:table-cell office:value-type="string" calcext:value-type="string">
            <text:p>Cross-Over chance: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Mutation chance: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Iterations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porting each:</text:p>
          </table:table-cell>
          <table:table-cell office:value-type="string" calcext:value-type="string">
            <text:p>5 iteration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Obj. Max</text:p>
          </table:table-cell>
          <table:table-cell office:value-type="string" calcext:value-type="string">
            <text:p>Obj. Min</text:p>
          </table:table-cell>
          <table:table-cell office:value-type="string" calcext:value-type="string">
            <text:p>Obj.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86106277" calcext:value-type="float">
            <text:p>0.986106277</text:p>
          </table:table-cell>
          <table:table-cell office:value-type="float" office:value="0.089286406" calcext:value-type="float">
            <text:p>0.089286406</text:p>
          </table:table-cell>
          <table:table-cell office:value-type="float" office:value="0.4939443743" calcext:value-type="float">
            <text:p>0.49394437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574824" calcext:value-type="float">
            <text:p>0.99574824</text:p>
          </table:table-cell>
          <table:table-cell office:value-type="float" office:value="0.514246948" calcext:value-type="float">
            <text:p>0.514246948</text:p>
          </table:table-cell>
          <table:table-cell office:value-type="float" office:value="0.7166354893" calcext:value-type="float">
            <text:p>0.71663548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5754962" calcext:value-type="float">
            <text:p>0.995754962</text:p>
          </table:table-cell>
          <table:table-cell office:value-type="float" office:value="0.542403826" calcext:value-type="float">
            <text:p>0.542403826</text:p>
          </table:table-cell>
          <table:table-cell office:value-type="float" office:value="0.7611510222" calcext:value-type="float">
            <text:p>0.7611510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95755161" calcext:value-type="float">
            <text:p>0.995755161</text:p>
          </table:table-cell>
          <table:table-cell office:value-type="float" office:value="0.542392589" calcext:value-type="float">
            <text:p>0.542392589</text:p>
          </table:table-cell>
          <table:table-cell office:value-type="float" office:value="0.8194760407" calcext:value-type="float">
            <text:p>0.81947604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95755161" calcext:value-type="float">
            <text:p>0.995755161</text:p>
          </table:table-cell>
          <table:table-cell office:value-type="float" office:value="0.542387321" calcext:value-type="float">
            <text:p>0.542387321</text:p>
          </table:table-cell>
          <table:table-cell office:value-type="float" office:value="0.855674992" calcext:value-type="float">
            <text:p>0.8556749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95755161" calcext:value-type="float">
            <text:p>0.995755161</text:p>
          </table:table-cell>
          <table:table-cell office:value-type="float" office:value="0.892851379" calcext:value-type="float">
            <text:p>0.892851379</text:p>
          </table:table-cell>
          <table:table-cell office:value-type="float" office:value="0.9603574013" calcext:value-type="float">
            <text:p>0.96035740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95762537" calcext:value-type="float">
            <text:p>0.995762537</text:p>
          </table:table-cell>
          <table:table-cell office:value-type="float" office:value="0.892851379" calcext:value-type="float">
            <text:p>0.892851379</text:p>
          </table:table-cell>
          <table:table-cell office:value-type="float" office:value="0.9623523748" calcext:value-type="float">
            <text:p>0.96235237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95762537" calcext:value-type="float">
            <text:p>0.995762537</text:p>
          </table:table-cell>
          <table:table-cell office:value-type="float" office:value="0.892851379" calcext:value-type="float">
            <text:p>0.892851379</text:p>
          </table:table-cell>
          <table:table-cell office:value-type="float" office:value="0.9647389544" calcext:value-type="float">
            <text:p>0.96473895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95762537" calcext:value-type="float">
            <text:p>0.995762537</text:p>
          </table:table-cell>
          <table:table-cell office:value-type="float" office:value="0.89284417" calcext:value-type="float">
            <text:p>0.89284417</text:p>
          </table:table-cell>
          <table:table-cell office:value-type="float" office:value="0.9646949584" calcext:value-type="float">
            <text:p>0.96469495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95762537" calcext:value-type="float">
            <text:p>0.995762537</text:p>
          </table:table-cell>
          <table:table-cell office:value-type="float" office:value="0.89284417" calcext:value-type="float">
            <text:p>0.89284417</text:p>
          </table:table-cell>
          <table:table-cell office:value-type="float" office:value="0.9646476451" calcext:value-type="float">
            <text:p>0.96464764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89284417" calcext:value-type="float">
            <text:p>0.89284417</text:p>
          </table:table-cell>
          <table:table-cell office:value-type="float" office:value="0.9747872192" calcext:value-type="float">
            <text:p>0.97478721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892849802" calcext:value-type="float">
            <text:p>0.892849802</text:p>
          </table:table-cell>
          <table:table-cell office:value-type="float" office:value="0.9748008878" calcext:value-type="float">
            <text:p>0.97480088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892851379" calcext:value-type="float">
            <text:p>0.892851379</text:p>
          </table:table-cell>
          <table:table-cell office:value-type="float" office:value="0.9850463206" calcext:value-type="float">
            <text:p>0.98504632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247648065" calcext:value-type="float">
            <text:p>0.247648065</text:p>
          </table:table-cell>
          <table:table-cell office:value-type="float" office:value="0.9102822363" calcext:value-type="float">
            <text:p>0.91028223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892851379" calcext:value-type="float">
            <text:p>0.892851379</text:p>
          </table:table-cell>
          <table:table-cell office:value-type="float" office:value="0.9850464871" calcext:value-type="float">
            <text:p>0.98504648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892849802" calcext:value-type="float">
            <text:p>0.892849802</text:p>
          </table:table-cell>
          <table:table-cell office:value-type="float" office:value="0.974801649" calcext:value-type="float">
            <text:p>0.9748016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892851379" calcext:value-type="float">
            <text:p>0.892851379</text:p>
          </table:table-cell>
          <table:table-cell office:value-type="float" office:value="0.9645577921" calcext:value-type="float">
            <text:p>0.96455779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892851379" calcext:value-type="float">
            <text:p>0.892851379</text:p>
          </table:table-cell>
          <table:table-cell office:value-type="float" office:value="0.9850447688" calcext:value-type="float">
            <text:p>0.98504476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87449151" calcext:value-type="float">
            <text:p>0.87449151</text:p>
          </table:table-cell>
          <table:table-cell office:value-type="float" office:value="0.9627217045" calcext:value-type="float">
            <text:p>0.96272170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95351466" calcext:value-type="float">
            <text:p>0.995351466</text:p>
          </table:table-cell>
          <table:table-cell office:value-type="float" office:value="0.482897313" calcext:value-type="float">
            <text:p>0.482897313</text:p>
          </table:table-cell>
          <table:table-cell office:value-type="float" office:value="0.901190729" calcext:value-type="float">
            <text:p>0.9011907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95351466" calcext:value-type="float">
            <text:p>0.995351466</text:p>
          </table:table-cell>
          <table:table-cell office:value-type="float" office:value="0.482897313" calcext:value-type="float">
            <text:p>0.482897313</text:p>
          </table:table-cell>
          <table:table-cell office:value-type="float" office:value="0.8339614913" calcext:value-type="float">
            <text:p>0.83396149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87449151" calcext:value-type="float">
            <text:p>0.87449151</text:p>
          </table:table-cell>
          <table:table-cell office:value-type="float" office:value="0.9159462152" calcext:value-type="float">
            <text:p>0.91594621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87449151" calcext:value-type="float">
            <text:p>0.87449151</text:p>
          </table:table-cell>
          <table:table-cell office:value-type="float" office:value="0.9342125647" calcext:value-type="float">
            <text:p>0.93421256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892851379" calcext:value-type="float">
            <text:p>0.892851379</text:p>
          </table:table-cell>
          <table:table-cell office:value-type="float" office:value="0.9534431717" calcext:value-type="float">
            <text:p>0.95344317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892851379" calcext:value-type="float">
            <text:p>0.892851379</text:p>
          </table:table-cell>
          <table:table-cell office:value-type="float" office:value="0.9621343782" calcext:value-type="float">
            <text:p>0.96213437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892851379" calcext:value-type="float">
            <text:p>0.892851379</text:p>
          </table:table-cell>
          <table:table-cell office:value-type="float" office:value="0.9850466536" calcext:value-type="float">
            <text:p>0.98504665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892851379" calcext:value-type="float">
            <text:p>0.892851379</text:p>
          </table:table-cell>
          <table:table-cell office:value-type="float" office:value="0.9850466536" calcext:value-type="float">
            <text:p>0.98504665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892851379" calcext:value-type="float">
            <text:p>0.892851379</text:p>
          </table:table-cell>
          <table:table-cell office:value-type="float" office:value="0.9748027342" calcext:value-type="float">
            <text:p>0.97480273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197943246" calcext:value-type="float">
            <text:p>0.197943246</text:p>
          </table:table-cell>
          <table:table-cell office:value-type="float" office:value="0.8950680015" calcext:value-type="float">
            <text:p>0.89506800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892851379" calcext:value-type="float">
            <text:p>0.892851379</text:p>
          </table:table-cell>
          <table:table-cell office:value-type="float" office:value="0.9748027313" calcext:value-type="float">
            <text:p>0.97480273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892851379" calcext:value-type="float">
            <text:p>0.892851379</text:p>
          </table:table-cell>
          <table:table-cell office:value-type="float" office:value="0.9850466536" calcext:value-type="float">
            <text:p>0.98504665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892851379" calcext:value-type="float">
            <text:p>0.892851379</text:p>
          </table:table-cell>
          <table:table-cell office:value-type="float" office:value="0.9850466536" calcext:value-type="float">
            <text:p>0.98504665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.995290573" calcext:value-type="float">
            <text:p>0.9952905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95290588" calcext:value-type="float">
            <text:p>0.995290588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9952905745" calcext:value-type="float">
            <text:p>0.99529057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95290588" calcext:value-type="float">
            <text:p>0.995290588</text:p>
          </table:table-cell>
          <table:table-cell office:value-type="float" office:value="0.99528867" calcext:value-type="float">
            <text:p>0.99528867</text:p>
          </table:table-cell>
          <table:table-cell office:value-type="float" office:value="0.9952903738" calcext:value-type="float">
            <text:p>0.99529037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995288669" calcext:value-type="float">
            <text:p>0.995288669</text:p>
          </table:table-cell>
          <table:table-cell office:value-type="float" office:value="0.9952901685" calcext:value-type="float">
            <text:p>0.99529016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995288669" calcext:value-type="float">
            <text:p>0.995288669</text:p>
          </table:table-cell>
          <table:table-cell office:value-type="float" office:value="0.9952898115" calcext:value-type="float">
            <text:p>0.99528981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995288669" calcext:value-type="float">
            <text:p>0.995288669</text:p>
          </table:table-cell>
          <table:table-cell office:value-type="float" office:value="0.9952894306" calcext:value-type="float">
            <text:p>0.99528943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995288669" calcext:value-type="float">
            <text:p>0.995288669</text:p>
          </table:table-cell>
          <table:table-cell office:value-type="float" office:value="0.9952894308" calcext:value-type="float">
            <text:p>0.99528943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995288669" calcext:value-type="float">
            <text:p>0.995288669</text:p>
          </table:table-cell>
          <table:table-cell office:value-type="float" office:value="0.9952894308" calcext:value-type="float">
            <text:p>0.99528943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95290573" calcext:value-type="float">
            <text:p>0.995290573</text:p>
          </table:table-cell>
          <table:table-cell office:value-type="float" office:value="0.995288669" calcext:value-type="float">
            <text:p>0.995288669</text:p>
          </table:table-cell>
          <table:table-cell office:value-type="float" office:value="0.9952888601" calcext:value-type="float">
            <text:p>0.99528886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95349563" calcext:value-type="float">
            <text:p>0.995349563</text:p>
          </table:table-cell>
          <table:table-cell office:value-type="float" office:value="0.995288669" calcext:value-type="float">
            <text:p>0.995288669</text:p>
          </table:table-cell>
          <table:table-cell office:value-type="float" office:value="0.9952962812" calcext:value-type="float">
            <text:p>0.99529628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95303893" calcext:value-type="float">
            <text:p>0.995303893</text:p>
          </table:table-cell>
          <table:table-cell office:value-type="float" office:value="0.987509855" calcext:value-type="float">
            <text:p>0.987509855</text:p>
          </table:table-cell>
          <table:table-cell office:value-type="float" office:value="0.9945138327" calcext:value-type="float">
            <text:p>0.99451383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95303893" calcext:value-type="float">
            <text:p>0.995303893</text:p>
          </table:table-cell>
          <table:table-cell office:value-type="float" office:value="0.995288669" calcext:value-type="float">
            <text:p>0.995288669</text:p>
          </table:table-cell>
          <table:table-cell office:value-type="float" office:value="0.9952932367" calcext:value-type="float">
            <text:p>0.99529323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95303893" calcext:value-type="float">
            <text:p>0.995303893</text:p>
          </table:table-cell>
          <table:table-cell office:value-type="float" office:value="0.995281059" calcext:value-type="float">
            <text:p>0.995281059</text:p>
          </table:table-cell>
          <table:table-cell office:value-type="float" office:value="0.9952939977" calcext:value-type="float">
            <text:p>0.99529399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95303893" calcext:value-type="float">
            <text:p>0.995303893</text:p>
          </table:table-cell>
          <table:table-cell office:value-type="float" office:value="0.995281059" calcext:value-type="float">
            <text:p>0.995281059</text:p>
          </table:table-cell>
          <table:table-cell office:value-type="float" office:value="0.9952909529" calcext:value-type="float">
            <text:p>0.99529095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95303893" calcext:value-type="float">
            <text:p>0.995303893</text:p>
          </table:table-cell>
          <table:table-cell office:value-type="float" office:value="0.995281059" calcext:value-type="float">
            <text:p>0.995281059</text:p>
          </table:table-cell>
          <table:table-cell office:value-type="float" office:value="0.9952894307" calcext:value-type="float">
            <text:p>0.99528943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95303891" calcext:value-type="float">
            <text:p>0.995303891</text:p>
          </table:table-cell>
          <table:table-cell office:value-type="float" office:value="0.995288669" calcext:value-type="float">
            <text:p>0.995288669</text:p>
          </table:table-cell>
          <table:table-cell office:value-type="float" office:value="0.9952901918" calcext:value-type="float">
            <text:p>0.99529019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95303891" calcext:value-type="float">
            <text:p>0.995303891</text:p>
          </table:table-cell>
          <table:table-cell office:value-type="float" office:value="0.995288669" calcext:value-type="float">
            <text:p>0.995288669</text:p>
          </table:table-cell>
          <table:table-cell office:value-type="float" office:value="0.9952901918" calcext:value-type="float">
            <text:p>0.99529019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95303891" calcext:value-type="float">
            <text:p>0.995303891</text:p>
          </table:table-cell>
          <table:table-cell office:value-type="float" office:value="0.247647115" calcext:value-type="float">
            <text:p>0.247647115</text:p>
          </table:table-cell>
          <table:table-cell office:value-type="float" office:value="0.9205260363" calcext:value-type="float">
            <text:p>0.92052603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95303893" calcext:value-type="float">
            <text:p>0.995303893</text:p>
          </table:table-cell>
          <table:table-cell office:value-type="float" office:value="0.995288669" calcext:value-type="float">
            <text:p>0.995288669</text:p>
          </table:table-cell>
          <table:table-cell office:value-type="float" office:value="0.9952932361" calcext:value-type="float">
            <text:p>0.99529323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95303893" calcext:value-type="float">
            <text:p>0.995303893</text:p>
          </table:table-cell>
          <table:table-cell office:value-type="float" office:value="0.995288669" calcext:value-type="float">
            <text:p>0.995288669</text:p>
          </table:table-cell>
          <table:table-cell office:value-type="float" office:value="0.9952932361" calcext:value-type="float">
            <text:p>0.995293236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95303893" calcext:value-type="float">
            <text:p>0.995303893</text:p>
          </table:table-cell>
          <table:table-cell office:value-type="float" office:value="0.995288669" calcext:value-type="float">
            <text:p>0.995288669</text:p>
          </table:table-cell>
          <table:table-cell office:value-type="float" office:value="0.9952917142" calcext:value-type="float">
            <text:p>0.99529171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95303893" calcext:value-type="float">
            <text:p>0.995303893</text:p>
          </table:table-cell>
          <table:table-cell office:value-type="float" office:value="0.995166892" calcext:value-type="float">
            <text:p>0.995166892</text:p>
          </table:table-cell>
          <table:table-cell office:value-type="float" office:value="0.995284103" calcext:value-type="float">
            <text:p>0.9952841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95303893" calcext:value-type="float">
            <text:p>0.995303893</text:p>
          </table:table-cell>
          <table:table-cell office:value-type="float" office:value="0.995166892" calcext:value-type="float">
            <text:p>0.995166892</text:p>
          </table:table-cell>
          <table:table-cell office:value-type="float" office:value="0.9952886701" calcext:value-type="float">
            <text:p>0.99528867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95303893" calcext:value-type="float">
            <text:p>0.995303893</text:p>
          </table:table-cell>
          <table:table-cell office:value-type="float" office:value="0.995166895" calcext:value-type="float">
            <text:p>0.995166895</text:p>
          </table:table-cell>
          <table:table-cell office:value-type="float" office:value="0.99528867" calcext:value-type="float">
            <text:p>0.995288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95303893" calcext:value-type="float">
            <text:p>0.995303893</text:p>
          </table:table-cell>
          <table:table-cell office:value-type="float" office:value="0.995288669" calcext:value-type="float">
            <text:p>0.995288669</text:p>
          </table:table-cell>
          <table:table-cell office:value-type="float" office:value="0.9953023698" calcext:value-type="float">
            <text:p>0.99530236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95303893" calcext:value-type="float">
            <text:p>0.995303893</text:p>
          </table:table-cell>
          <table:table-cell office:value-type="float" office:value="0.995303891" calcext:value-type="float">
            <text:p>0.995303891</text:p>
          </table:table-cell>
          <table:table-cell office:value-type="float" office:value="0.9953038922" calcext:value-type="float">
            <text:p>0.99530389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95303893" calcext:value-type="float">
            <text:p>0.995303893</text:p>
          </table:table-cell>
          <table:table-cell office:value-type="float" office:value="0.993356313" calcext:value-type="float">
            <text:p>0.993356313</text:p>
          </table:table-cell>
          <table:table-cell office:value-type="float" office:value="0.9949143766" calcext:value-type="float">
            <text:p>0.99491437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95303893" calcext:value-type="float">
            <text:p>0.995303893</text:p>
          </table:table-cell>
          <table:table-cell office:value-type="float" office:value="0.993356313" calcext:value-type="float">
            <text:p>0.993356313</text:p>
          </table:table-cell>
          <table:table-cell office:value-type="float" office:value="0.9945248608" calcext:value-type="float">
            <text:p>0.99452486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95303893" calcext:value-type="float">
            <text:p>0.995303893</text:p>
          </table:table-cell>
          <table:table-cell office:value-type="float" office:value="0.993356313" calcext:value-type="float">
            <text:p>0.993356313</text:p>
          </table:table-cell>
          <table:table-cell office:value-type="float" office:value="0.9949143766" calcext:value-type="float">
            <text:p>0.99491437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95303893" calcext:value-type="float">
            <text:p>0.995303893</text:p>
          </table:table-cell>
          <table:table-cell office:value-type="float" office:value="0.993356312" calcext:value-type="float">
            <text:p>0.993356312</text:p>
          </table:table-cell>
          <table:table-cell office:value-type="float" office:value="0.9951091341" calcext:value-type="float">
            <text:p>0.995109134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95364786" calcext:value-type="float">
            <text:p>0.995364786</text:p>
          </table:table-cell>
          <table:table-cell office:value-type="float" office:value="0.987525016" calcext:value-type="float">
            <text:p>0.987525016</text:p>
          </table:table-cell>
          <table:table-cell office:value-type="float" office:value="0.9945320942" calcext:value-type="float">
            <text:p>0.994532094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95364786" calcext:value-type="float">
            <text:p>0.995364786</text:p>
          </table:table-cell>
          <table:table-cell office:value-type="float" office:value="0.987525016" calcext:value-type="float">
            <text:p>0.987525016</text:p>
          </table:table-cell>
          <table:table-cell office:value-type="float" office:value="0.9929884978" calcext:value-type="float">
            <text:p>0.99298849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95364786" calcext:value-type="float">
            <text:p>0.995364786</text:p>
          </table:table-cell>
          <table:table-cell office:value-type="float" office:value="0.987525016" calcext:value-type="float">
            <text:p>0.987525016</text:p>
          </table:table-cell>
          <table:table-cell office:value-type="float" office:value="0.991425851" calcext:value-type="float">
            <text:p>0.9914258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95364786" calcext:value-type="float">
            <text:p>0.995364786</text:p>
          </table:table-cell>
          <table:table-cell office:value-type="float" office:value="0.553153549" calcext:value-type="float">
            <text:p>0.553153549</text:p>
          </table:table-cell>
          <table:table-cell office:value-type="float" office:value="0.9045523158" calcext:value-type="float">
            <text:p>0.904552315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95547475" calcext:value-type="float">
            <text:p>0.995547475</text:p>
          </table:table-cell>
          <table:table-cell office:value-type="float" office:value="0.553153549" calcext:value-type="float">
            <text:p>0.553153549</text:p>
          </table:table-cell>
          <table:table-cell office:value-type="float" office:value="0.9495817747" calcext:value-type="float">
            <text:p>0.949581774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95364786" calcext:value-type="float">
            <text:p>0.995364786</text:p>
          </table:table-cell>
          <table:table-cell office:value-type="float" office:value="0.553153549" calcext:value-type="float">
            <text:p>0.553153549</text:p>
          </table:table-cell>
          <table:table-cell office:value-type="float" office:value="0.9030086716" calcext:value-type="float">
            <text:p>0.90300867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95364786" calcext:value-type="float">
            <text:p>0.995364786</text:p>
          </table:table-cell>
          <table:table-cell office:value-type="float" office:value="0.553153549" calcext:value-type="float">
            <text:p>0.553153549</text:p>
          </table:table-cell>
          <table:table-cell office:value-type="float" office:value="0.9480016409" calcext:value-type="float">
            <text:p>0.94800164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95364786" calcext:value-type="float">
            <text:p>0.995364786</text:p>
          </table:table-cell>
          <table:table-cell office:value-type="float" office:value="0.987525016" calcext:value-type="float">
            <text:p>0.987525016</text:p>
          </table:table-cell>
          <table:table-cell office:value-type="float" office:value="0.992988497" calcext:value-type="float">
            <text:p>0.9929884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95364786" calcext:value-type="float">
            <text:p>0.995364786</text:p>
          </table:table-cell>
          <table:table-cell office:value-type="float" office:value="0.987525016" calcext:value-type="float">
            <text:p>0.987525016</text:p>
          </table:table-cell>
          <table:table-cell office:value-type="float" office:value="0.993772474" calcext:value-type="float">
            <text:p>0.9937724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95364786" calcext:value-type="float">
            <text:p>0.995364786</text:p>
          </table:table-cell>
          <table:table-cell office:value-type="float" office:value="0.972058818" calcext:value-type="float">
            <text:p>0.972058818</text:p>
          </table:table-cell>
          <table:table-cell office:value-type="float" office:value="0.9914418774" calcext:value-type="float">
            <text:p>0.99144187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95364786" calcext:value-type="float">
            <text:p>0.995364786</text:p>
          </table:table-cell>
          <table:table-cell office:value-type="float" office:value="0.97205882" calcext:value-type="float">
            <text:p>0.97205882</text:p>
          </table:table-cell>
          <table:table-cell office:value-type="float" office:value="0.9914479667" calcext:value-type="float">
            <text:p>0.99144796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95364786" calcext:value-type="float">
            <text:p>0.995364786</text:p>
          </table:table-cell>
          <table:table-cell office:value-type="float" office:value="0.995303893" calcext:value-type="float">
            <text:p>0.995303893</text:p>
          </table:table-cell>
          <table:table-cell office:value-type="float" office:value="0.9953465175" calcext:value-type="float">
            <text:p>0.99534651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9536479" calcext:value-type="float">
            <text:p>0.99536479</text:p>
          </table:table-cell>
          <table:table-cell office:value-type="float" office:value="0.995303893" calcext:value-type="float">
            <text:p>0.995303893</text:p>
          </table:table-cell>
          <table:table-cell office:value-type="float" office:value="0.9953586969" calcext:value-type="float">
            <text:p>0.99535869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9536479" calcext:value-type="float">
            <text:p>0.99536479</text:p>
          </table:table-cell>
          <table:table-cell office:value-type="float" office:value="0.995303893" calcext:value-type="float">
            <text:p>0.995303893</text:p>
          </table:table-cell>
          <table:table-cell office:value-type="float" office:value="0.9953586985" calcext:value-type="float">
            <text:p>0.99535869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9536479" calcext:value-type="float">
            <text:p>0.99536479</text:p>
          </table:table-cell>
          <table:table-cell office:value-type="float" office:value="0.995357178" calcext:value-type="float">
            <text:p>0.995357178</text:p>
          </table:table-cell>
          <table:table-cell office:value-type="float" office:value="0.9953640278" calcext:value-type="float">
            <text:p>0.99536402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9536479" calcext:value-type="float">
            <text:p>0.99536479</text:p>
          </table:table-cell>
          <table:table-cell office:value-type="float" office:value="0.995357178" calcext:value-type="float">
            <text:p>0.995357178</text:p>
          </table:table-cell>
          <table:table-cell office:value-type="float" office:value="0.9953640274" calcext:value-type="float">
            <text:p>0.99536402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9536479" calcext:value-type="float">
            <text:p>0.99536479</text:p>
          </table:table-cell>
          <table:table-cell office:value-type="float" office:value="0.995357174" calcext:value-type="float">
            <text:p>0.995357174</text:p>
          </table:table-cell>
          <table:table-cell office:value-type="float" office:value="0.9953640266" calcext:value-type="float">
            <text:p>0.99536402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9536479" calcext:value-type="float">
            <text:p>0.99536479</text:p>
          </table:table-cell>
          <table:table-cell office:value-type="float" office:value="0.995353368" calcext:value-type="float">
            <text:p>0.995353368</text:p>
          </table:table-cell>
          <table:table-cell office:value-type="float" office:value="0.9953636472" calcext:value-type="float">
            <text:p>0.99536364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9536479" calcext:value-type="float">
            <text:p>0.99536479</text:p>
          </table:table-cell>
          <table:table-cell office:value-type="float" office:value="0.874561077" calcext:value-type="float">
            <text:p>0.874561077</text:p>
          </table:table-cell>
          <table:table-cell office:value-type="float" office:value="0.9832844187" calcext:value-type="float">
            <text:p>0.98328441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9536479" calcext:value-type="float">
            <text:p>0.99536479</text:p>
          </table:table-cell>
          <table:table-cell office:value-type="float" office:value="0.874561077" calcext:value-type="float">
            <text:p>0.874561077</text:p>
          </table:table-cell>
          <table:table-cell office:value-type="float" office:value="0.9832844187" calcext:value-type="float">
            <text:p>0.98328441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9536479" calcext:value-type="float">
            <text:p>0.99536479</text:p>
          </table:table-cell>
          <table:table-cell office:value-type="float" office:value="0.559024938" calcext:value-type="float">
            <text:p>0.559024938</text:p>
          </table:table-cell>
          <table:table-cell office:value-type="float" office:value="0.9517308048" calcext:value-type="float">
            <text:p>0.95173080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9536479" calcext:value-type="float">
            <text:p>0.99536479</text:p>
          </table:table-cell>
          <table:table-cell office:value-type="float" office:value="0.559024938" calcext:value-type="float">
            <text:p>0.559024938</text:p>
          </table:table-cell>
          <table:table-cell office:value-type="float" office:value="0.9517308048" calcext:value-type="float">
            <text:p>0.95173080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0.99536479" calcext:value-type="float">
            <text:p>0.995364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0.99536479" calcext:value-type="float">
            <text:p>0.9953647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.99536479" calcext:value-type="float">
            <text:p>0.995364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9536479" calcext:value-type="float">
            <text:p>0.99536479</text:p>
          </table:table-cell>
          <table:table-cell office:value-type="float" office:value="0.99536476" calcext:value-type="float">
            <text:p>0.99536476</text:p>
          </table:table-cell>
          <table:table-cell office:value-type="float" office:value="0.995364787" calcext:value-type="float">
            <text:p>0.9953647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95366693" calcext:value-type="float">
            <text:p>0.995366693</text:p>
          </table:table-cell>
          <table:table-cell office:value-type="float" office:value="0.99536479" calcext:value-type="float">
            <text:p>0.99536479</text:p>
          </table:table-cell>
          <table:table-cell office:value-type="float" office:value="0.9953649803" calcext:value-type="float">
            <text:p>0.99536498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95366693" calcext:value-type="float">
            <text:p>0.995366693</text:p>
          </table:table-cell>
          <table:table-cell office:value-type="float" office:value="0.99536479" calcext:value-type="float">
            <text:p>0.99536479</text:p>
          </table:table-cell>
          <table:table-cell office:value-type="float" office:value="0.9953651706" calcext:value-type="float">
            <text:p>0.99536517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95366693" calcext:value-type="float">
            <text:p>0.995366693</text:p>
          </table:table-cell>
          <table:table-cell office:value-type="float" office:value="0.99536479" calcext:value-type="float">
            <text:p>0.99536479</text:p>
          </table:table-cell>
          <table:table-cell office:value-type="float" office:value="0.9953651706" calcext:value-type="float">
            <text:p>0.99536517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95366693" calcext:value-type="float">
            <text:p>0.995366693</text:p>
          </table:table-cell>
          <table:table-cell office:value-type="float" office:value="0.99536479" calcext:value-type="float">
            <text:p>0.99536479</text:p>
          </table:table-cell>
          <table:table-cell office:value-type="float" office:value="0.9953655512" calcext:value-type="float">
            <text:p>0.99536555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95366693" calcext:value-type="float">
            <text:p>0.995366693</text:p>
          </table:table-cell>
          <table:table-cell office:value-type="float" office:value="0.99536479" calcext:value-type="float">
            <text:p>0.99536479</text:p>
          </table:table-cell>
          <table:table-cell office:value-type="float" office:value="0.9953651706" calcext:value-type="float">
            <text:p>0.99536517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95366693" calcext:value-type="float">
            <text:p>0.995366693</text:p>
          </table:table-cell>
          <table:table-cell office:value-type="float" office:value="0.99536479" calcext:value-type="float">
            <text:p>0.99536479</text:p>
          </table:table-cell>
          <table:table-cell office:value-type="float" office:value="0.9953653624" calcext:value-type="float">
            <text:p>0.99536536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95366693" calcext:value-type="float">
            <text:p>0.995366693</text:p>
          </table:table-cell>
          <table:table-cell office:value-type="float" office:value="0.99536479" calcext:value-type="float">
            <text:p>0.99536479</text:p>
          </table:table-cell>
          <table:table-cell office:value-type="float" office:value="0.9953655527" calcext:value-type="float">
            <text:p>0.995365552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95366693" calcext:value-type="float">
            <text:p>0.995366693</text:p>
          </table:table-cell>
          <table:table-cell office:value-type="float" office:value="0.99536479" calcext:value-type="float">
            <text:p>0.99536479</text:p>
          </table:table-cell>
          <table:table-cell office:value-type="float" office:value="0.9953657415" calcext:value-type="float">
            <text:p>0.99536574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95366693" calcext:value-type="float">
            <text:p>0.995366693</text:p>
          </table:table-cell>
          <table:table-cell office:value-type="float" office:value="0.99536479" calcext:value-type="float">
            <text:p>0.99536479</text:p>
          </table:table-cell>
          <table:table-cell office:value-type="float" office:value="0.9953661221" calcext:value-type="float">
            <text:p>0.99536612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95366693" calcext:value-type="float">
            <text:p>0.995366693</text:p>
          </table:table-cell>
          <table:table-cell office:value-type="float" office:value="0.99536479" calcext:value-type="float">
            <text:p>0.99536479</text:p>
          </table:table-cell>
          <table:table-cell office:value-type="float" office:value="0.9953665027" calcext:value-type="float">
            <text:p>0.99536650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95366693" calcext:value-type="float">
            <text:p>0.995366693</text:p>
          </table:table-cell>
          <table:table-cell office:value-type="float" office:value="0.99536479" calcext:value-type="float">
            <text:p>0.99536479</text:p>
          </table:table-cell>
          <table:table-cell office:value-type="float" office:value="0.9953665027" calcext:value-type="float">
            <text:p>0.99536650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95366693" calcext:value-type="float">
            <text:p>0.995366693</text:p>
          </table:table-cell>
          <table:table-cell office:value-type="float" office:value="0.995366691" calcext:value-type="float">
            <text:p>0.995366691</text:p>
          </table:table-cell>
          <table:table-cell office:value-type="float" office:value="0.9953666928" calcext:value-type="float">
            <text:p>0.9953666928</text:p>
          </table:table-cell>
        </table:table-row>
        <table:table-row table:style-name="ro1">
          <table:table-cell office:value-type="string" calcext:value-type="string">
            <text:p>Best Chromosome:</text:p>
          </table:table-cell>
          <table:table-cell office:value-type="float" office:value="1.1111111011101E+029" calcext:value-type="float">
            <text:p>1.1111111011101E+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mal Value:</text:p>
          </table:table-cell>
          <table:table-cell office:value-type="float" office:value="1071464437" calcext:value-type="float">
            <text:p>1071464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tive:</text:p>
          </table:table-cell>
          <table:table-cell office:value-type="string" calcext:value-type="string">
            <text:p>0.995762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: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ded on:</text:p>
          </table:table-cell>
          <table:table-cell table:style-name="ce1" office:value-type="string" calcext:value-type="string">
            <text:p>06/09/14</text:p>
          </table:table-cell>
          <table:table-cell office:value-type="string" calcext:value-type="string">
            <text:p>at:</text:p>
          </table:table-cell>
          <table:table-cell table:style-name="ce1" office:value-type="string" calcext:value-type="string">
            <text:p>20:07: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9T21:06:36.443479791</dc:date>
    <dc:creator>demo </dc:creator>
    <meta:document-statistic meta:table-count="1" meta:cell-count="429" meta:object-count="1"/>
    <meta:generator>LibreOffice/4.2.3.3$Linux_x86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85cm" svg:y="0.316cm" chart:style-name="ch2">
          <text:p>Algoritmo Canónico</text:p>
        </chart:title>
        <chart:subtitle svg:x="6.607cm" svg:y="1.301cm" chart:style-name="ch3">
          <text:p>100 Iteraciones</text:p>
        </chart:subtitle>
        <chart:legend chart:legend-position="end" svg:x="13.253cm" svg:y="3.703cm" style:legend-expansion="high" chart:style-name="ch4"/>
        <chart:plot-area chart:style-name="ch5" table:cell-range-address="Sheet1.A6:Sheet1.D106" chart:data-source-has-labels="both" svg:x="1.331cm" svg:y="2.37cm" svg:width="11.283cm" svg:height="5.469cm">
          <chartooo:coordinate-region svg:x="2.058cm" svg:y="2.569cm" svg:width="10.556cm" svg:height="4.478cm"/>
          <chart:axis chart:dimension="x" chart:name="primary-x" chart:style-name="ch6" chartooo:axis-type="auto">
            <chartooo:date-scale/>
            <chart:title svg:x="6.187cm" svg:y="8.019cm" chart:style-name="ch7">
              <text:p>Población</text:p>
            </chart:title>
            <chart:categories table:cell-range-address="Sheet1.A7:Sheet1.A106"/>
          </chart:axis>
          <chart:axis chart:dimension="y" chart:name="primary-y" chart:style-name="ch6">
            <chart:title svg:x="0.451cm" svg:y="5.532cm" chart:style-name="ch8">
              <text:p>Valor</text:p>
            </chart:title>
            <chart:grid chart:style-name="ch9" chart:class="major"/>
          </chart:axis>
          <chart:series chart:style-name="ch10" chart:values-cell-range-address="Sheet1.B7:Sheet1.B106" chart:label-cell-address="Sheet1.B6:Sheet1.B6" chart:class="chart:line">
            <chart:data-point chart:repeated="100"/>
          </chart:series>
          <chart:series chart:style-name="ch11" chart:values-cell-range-address="Sheet1.C7:Sheet1.C106" chart:label-cell-address="Sheet1.C6:Sheet1.C6" chart:class="chart:line">
            <chart:data-point chart:repeated="100"/>
          </chart:series>
          <chart:series chart:style-name="ch12" chart:values-cell-range-address="Sheet1.D7:Sheet1.D106" chart:label-cell-address="Sheet1.D6:Sheet1.D6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. Max</text:p>
                <draw:g>
                  <svg:desc>Sheet1.B6:Sheet1.B6</svg:desc>
                </draw:g>
              </table:table-cell>
              <table:table-cell office:value-type="string">
                <text:p>Obj. Min</text:p>
                <draw:g>
                  <svg:desc>Sheet1.C6:Sheet1.C6</svg:desc>
                </draw:g>
              </table:table-cell>
              <table:table-cell office:value-type="string">
                <text:p>Obj. Avg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7:Sheet1.A106</svg:desc>
                </draw:g>
              </table:table-cell>
              <table:table-cell office:value-type="float" office:value="0.986106277">
                <text:p>0.986106277</text:p>
                <draw:g>
                  <svg:desc>Sheet1.B7:Sheet1.B106</svg:desc>
                </draw:g>
              </table:table-cell>
              <table:table-cell office:value-type="float" office:value="0.089286406">
                <text:p>0.089286406</text:p>
                <draw:g>
                  <svg:desc>Sheet1.C7:Sheet1.C106</svg:desc>
                </draw:g>
              </table:table-cell>
              <table:table-cell office:value-type="float" office:value="0.4939443743">
                <text:p>0.4939443743</text:p>
                <draw:g>
                  <svg:desc>Sheet1.D7:Sheet1.D10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9574824">
                <text:p>0.99574824</text:p>
              </table:table-cell>
              <table:table-cell office:value-type="float" office:value="0.514246948">
                <text:p>0.514246948</text:p>
              </table:table-cell>
              <table:table-cell office:value-type="float" office:value="0.7166354893">
                <text:p>0.716635489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95754962">
                <text:p>0.995754962</text:p>
              </table:table-cell>
              <table:table-cell office:value-type="float" office:value="0.542403826">
                <text:p>0.542403826</text:p>
              </table:table-cell>
              <table:table-cell office:value-type="float" office:value="0.7611510222">
                <text:p>0.761151022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995755161">
                <text:p>0.995755161</text:p>
              </table:table-cell>
              <table:table-cell office:value-type="float" office:value="0.542392589">
                <text:p>0.542392589</text:p>
              </table:table-cell>
              <table:table-cell office:value-type="float" office:value="0.8194760407">
                <text:p>0.819476040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95755161">
                <text:p>0.995755161</text:p>
              </table:table-cell>
              <table:table-cell office:value-type="float" office:value="0.542387321">
                <text:p>0.542387321</text:p>
              </table:table-cell>
              <table:table-cell office:value-type="float" office:value="0.855674992">
                <text:p>0.85567499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995755161">
                <text:p>0.995755161</text:p>
              </table:table-cell>
              <table:table-cell office:value-type="float" office:value="0.892851379">
                <text:p>0.892851379</text:p>
              </table:table-cell>
              <table:table-cell office:value-type="float" office:value="0.9603574013">
                <text:p>0.960357401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995762537">
                <text:p>0.995762537</text:p>
              </table:table-cell>
              <table:table-cell office:value-type="float" office:value="0.892851379">
                <text:p>0.892851379</text:p>
              </table:table-cell>
              <table:table-cell office:value-type="float" office:value="0.9623523748">
                <text:p>0.962352374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995762537">
                <text:p>0.995762537</text:p>
              </table:table-cell>
              <table:table-cell office:value-type="float" office:value="0.892851379">
                <text:p>0.892851379</text:p>
              </table:table-cell>
              <table:table-cell office:value-type="float" office:value="0.9647389544">
                <text:p>0.96473895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95762537">
                <text:p>0.995762537</text:p>
              </table:table-cell>
              <table:table-cell office:value-type="float" office:value="0.89284417">
                <text:p>0.89284417</text:p>
              </table:table-cell>
              <table:table-cell office:value-type="float" office:value="0.9646949584">
                <text:p>0.964694958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995762537">
                <text:p>0.995762537</text:p>
              </table:table-cell>
              <table:table-cell office:value-type="float" office:value="0.89284417">
                <text:p>0.89284417</text:p>
              </table:table-cell>
              <table:table-cell office:value-type="float" office:value="0.9646476451">
                <text:p>0.96464764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89284417">
                <text:p>0.89284417</text:p>
              </table:table-cell>
              <table:table-cell office:value-type="float" office:value="0.9747872192">
                <text:p>0.974787219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892849802">
                <text:p>0.892849802</text:p>
              </table:table-cell>
              <table:table-cell office:value-type="float" office:value="0.9748008878">
                <text:p>0.974800887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892851379">
                <text:p>0.892851379</text:p>
              </table:table-cell>
              <table:table-cell office:value-type="float" office:value="0.9850463206">
                <text:p>0.985046320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247648065">
                <text:p>0.247648065</text:p>
              </table:table-cell>
              <table:table-cell office:value-type="float" office:value="0.9102822363">
                <text:p>0.910282236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892851379">
                <text:p>0.892851379</text:p>
              </table:table-cell>
              <table:table-cell office:value-type="float" office:value="0.9850464871">
                <text:p>0.985046487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892849802">
                <text:p>0.892849802</text:p>
              </table:table-cell>
              <table:table-cell office:value-type="float" office:value="0.974801649">
                <text:p>0.97480164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892851379">
                <text:p>0.892851379</text:p>
              </table:table-cell>
              <table:table-cell office:value-type="float" office:value="0.9645577921">
                <text:p>0.964557792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892851379">
                <text:p>0.892851379</text:p>
              </table:table-cell>
              <table:table-cell office:value-type="float" office:value="0.9850447688">
                <text:p>0.985044768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87449151">
                <text:p>0.87449151</text:p>
              </table:table-cell>
              <table:table-cell office:value-type="float" office:value="0.9627217045">
                <text:p>0.962721704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995351466">
                <text:p>0.995351466</text:p>
              </table:table-cell>
              <table:table-cell office:value-type="float" office:value="0.482897313">
                <text:p>0.482897313</text:p>
              </table:table-cell>
              <table:table-cell office:value-type="float" office:value="0.901190729">
                <text:p>0.9011907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5351466">
                <text:p>0.995351466</text:p>
              </table:table-cell>
              <table:table-cell office:value-type="float" office:value="0.482897313">
                <text:p>0.482897313</text:p>
              </table:table-cell>
              <table:table-cell office:value-type="float" office:value="0.8339614913">
                <text:p>0.833961491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87449151">
                <text:p>0.87449151</text:p>
              </table:table-cell>
              <table:table-cell office:value-type="float" office:value="0.9159462152">
                <text:p>0.915946215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87449151">
                <text:p>0.87449151</text:p>
              </table:table-cell>
              <table:table-cell office:value-type="float" office:value="0.9342125647">
                <text:p>0.934212564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892851379">
                <text:p>0.892851379</text:p>
              </table:table-cell>
              <table:table-cell office:value-type="float" office:value="0.9534431717">
                <text:p>0.953443171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892851379">
                <text:p>0.892851379</text:p>
              </table:table-cell>
              <table:table-cell office:value-type="float" office:value="0.9621343782">
                <text:p>0.962134378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892851379">
                <text:p>0.892851379</text:p>
              </table:table-cell>
              <table:table-cell office:value-type="float" office:value="0.9850466536">
                <text:p>0.985046653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892851379">
                <text:p>0.892851379</text:p>
              </table:table-cell>
              <table:table-cell office:value-type="float" office:value="0.9850466536">
                <text:p>0.985046653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892851379">
                <text:p>0.892851379</text:p>
              </table:table-cell>
              <table:table-cell office:value-type="float" office:value="0.9748027342">
                <text:p>0.974802734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197943246">
                <text:p>0.197943246</text:p>
              </table:table-cell>
              <table:table-cell office:value-type="float" office:value="0.8950680015">
                <text:p>0.895068001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892851379">
                <text:p>0.892851379</text:p>
              </table:table-cell>
              <table:table-cell office:value-type="float" office:value="0.9748027313">
                <text:p>0.974802731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892851379">
                <text:p>0.892851379</text:p>
              </table:table-cell>
              <table:table-cell office:value-type="float" office:value="0.9850466536">
                <text:p>0.985046653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892851379">
                <text:p>0.892851379</text:p>
              </table:table-cell>
              <table:table-cell office:value-type="float" office:value="0.9850466536">
                <text:p>0.98504665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995290573">
                <text:p>0.99529057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995290588">
                <text:p>0.995290588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9952905745">
                <text:p>0.995290574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995290588">
                <text:p>0.995290588</text:p>
              </table:table-cell>
              <table:table-cell office:value-type="float" office:value="0.99528867">
                <text:p>0.99528867</text:p>
              </table:table-cell>
              <table:table-cell office:value-type="float" office:value="0.9952903738">
                <text:p>0.995290373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995288669">
                <text:p>0.995288669</text:p>
              </table:table-cell>
              <table:table-cell office:value-type="float" office:value="0.9952901685">
                <text:p>0.995290168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995288669">
                <text:p>0.995288669</text:p>
              </table:table-cell>
              <table:table-cell office:value-type="float" office:value="0.9952898115">
                <text:p>0.995289811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995288669">
                <text:p>0.995288669</text:p>
              </table:table-cell>
              <table:table-cell office:value-type="float" office:value="0.9952894306">
                <text:p>0.995289430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995288669">
                <text:p>0.995288669</text:p>
              </table:table-cell>
              <table:table-cell office:value-type="float" office:value="0.9952894308">
                <text:p>0.995289430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995288669">
                <text:p>0.995288669</text:p>
              </table:table-cell>
              <table:table-cell office:value-type="float" office:value="0.9952894308">
                <text:p>0.99528943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95290573">
                <text:p>0.995290573</text:p>
              </table:table-cell>
              <table:table-cell office:value-type="float" office:value="0.995288669">
                <text:p>0.995288669</text:p>
              </table:table-cell>
              <table:table-cell office:value-type="float" office:value="0.9952888601">
                <text:p>0.995288860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995349563">
                <text:p>0.995349563</text:p>
              </table:table-cell>
              <table:table-cell office:value-type="float" office:value="0.995288669">
                <text:p>0.995288669</text:p>
              </table:table-cell>
              <table:table-cell office:value-type="float" office:value="0.9952962812">
                <text:p>0.995296281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995303893">
                <text:p>0.995303893</text:p>
              </table:table-cell>
              <table:table-cell office:value-type="float" office:value="0.987509855">
                <text:p>0.987509855</text:p>
              </table:table-cell>
              <table:table-cell office:value-type="float" office:value="0.9945138327">
                <text:p>0.994513832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995303893">
                <text:p>0.995303893</text:p>
              </table:table-cell>
              <table:table-cell office:value-type="float" office:value="0.995288669">
                <text:p>0.995288669</text:p>
              </table:table-cell>
              <table:table-cell office:value-type="float" office:value="0.9952932367">
                <text:p>0.995293236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995303893">
                <text:p>0.995303893</text:p>
              </table:table-cell>
              <table:table-cell office:value-type="float" office:value="0.995281059">
                <text:p>0.995281059</text:p>
              </table:table-cell>
              <table:table-cell office:value-type="float" office:value="0.9952939977">
                <text:p>0.995293997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995303893">
                <text:p>0.995303893</text:p>
              </table:table-cell>
              <table:table-cell office:value-type="float" office:value="0.995281059">
                <text:p>0.995281059</text:p>
              </table:table-cell>
              <table:table-cell office:value-type="float" office:value="0.9952909529">
                <text:p>0.995290952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995303893">
                <text:p>0.995303893</text:p>
              </table:table-cell>
              <table:table-cell office:value-type="float" office:value="0.995281059">
                <text:p>0.995281059</text:p>
              </table:table-cell>
              <table:table-cell office:value-type="float" office:value="0.9952894307">
                <text:p>0.995289430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995303891">
                <text:p>0.995303891</text:p>
              </table:table-cell>
              <table:table-cell office:value-type="float" office:value="0.995288669">
                <text:p>0.995288669</text:p>
              </table:table-cell>
              <table:table-cell office:value-type="float" office:value="0.9952901918">
                <text:p>0.995290191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995303891">
                <text:p>0.995303891</text:p>
              </table:table-cell>
              <table:table-cell office:value-type="float" office:value="0.995288669">
                <text:p>0.995288669</text:p>
              </table:table-cell>
              <table:table-cell office:value-type="float" office:value="0.9952901918">
                <text:p>0.995290191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995303891">
                <text:p>0.995303891</text:p>
              </table:table-cell>
              <table:table-cell office:value-type="float" office:value="0.247647115">
                <text:p>0.247647115</text:p>
              </table:table-cell>
              <table:table-cell office:value-type="float" office:value="0.9205260363">
                <text:p>0.920526036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5303893">
                <text:p>0.995303893</text:p>
              </table:table-cell>
              <table:table-cell office:value-type="float" office:value="0.995288669">
                <text:p>0.995288669</text:p>
              </table:table-cell>
              <table:table-cell office:value-type="float" office:value="0.9952932361">
                <text:p>0.995293236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995303893">
                <text:p>0.995303893</text:p>
              </table:table-cell>
              <table:table-cell office:value-type="float" office:value="0.995288669">
                <text:p>0.995288669</text:p>
              </table:table-cell>
              <table:table-cell office:value-type="float" office:value="0.9952932361">
                <text:p>0.995293236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995303893">
                <text:p>0.995303893</text:p>
              </table:table-cell>
              <table:table-cell office:value-type="float" office:value="0.995288669">
                <text:p>0.995288669</text:p>
              </table:table-cell>
              <table:table-cell office:value-type="float" office:value="0.9952917142">
                <text:p>0.995291714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995303893">
                <text:p>0.995303893</text:p>
              </table:table-cell>
              <table:table-cell office:value-type="float" office:value="0.995166892">
                <text:p>0.995166892</text:p>
              </table:table-cell>
              <table:table-cell office:value-type="float" office:value="0.995284103">
                <text:p>0.99528410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995303893">
                <text:p>0.995303893</text:p>
              </table:table-cell>
              <table:table-cell office:value-type="float" office:value="0.995166892">
                <text:p>0.995166892</text:p>
              </table:table-cell>
              <table:table-cell office:value-type="float" office:value="0.9952886701">
                <text:p>0.995288670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995303893">
                <text:p>0.995303893</text:p>
              </table:table-cell>
              <table:table-cell office:value-type="float" office:value="0.995166895">
                <text:p>0.995166895</text:p>
              </table:table-cell>
              <table:table-cell office:value-type="float" office:value="0.99528867">
                <text:p>0.9952886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995303893">
                <text:p>0.995303893</text:p>
              </table:table-cell>
              <table:table-cell office:value-type="float" office:value="0.995288669">
                <text:p>0.995288669</text:p>
              </table:table-cell>
              <table:table-cell office:value-type="float" office:value="0.9953023698">
                <text:p>0.995302369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995303893">
                <text:p>0.995303893</text:p>
              </table:table-cell>
              <table:table-cell office:value-type="float" office:value="0.995303891">
                <text:p>0.995303891</text:p>
              </table:table-cell>
              <table:table-cell office:value-type="float" office:value="0.9953038922">
                <text:p>0.995303892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995303893">
                <text:p>0.995303893</text:p>
              </table:table-cell>
              <table:table-cell office:value-type="float" office:value="0.993356313">
                <text:p>0.993356313</text:p>
              </table:table-cell>
              <table:table-cell office:value-type="float" office:value="0.9949143766">
                <text:p>0.994914376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995303893">
                <text:p>0.995303893</text:p>
              </table:table-cell>
              <table:table-cell office:value-type="float" office:value="0.993356313">
                <text:p>0.993356313</text:p>
              </table:table-cell>
              <table:table-cell office:value-type="float" office:value="0.9945248608">
                <text:p>0.99452486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95303893">
                <text:p>0.995303893</text:p>
              </table:table-cell>
              <table:table-cell office:value-type="float" office:value="0.993356313">
                <text:p>0.993356313</text:p>
              </table:table-cell>
              <table:table-cell office:value-type="float" office:value="0.9949143766">
                <text:p>0.994914376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995303893">
                <text:p>0.995303893</text:p>
              </table:table-cell>
              <table:table-cell office:value-type="float" office:value="0.993356312">
                <text:p>0.993356312</text:p>
              </table:table-cell>
              <table:table-cell office:value-type="float" office:value="0.9951091341">
                <text:p>0.995109134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995364786">
                <text:p>0.995364786</text:p>
              </table:table-cell>
              <table:table-cell office:value-type="float" office:value="0.987525016">
                <text:p>0.987525016</text:p>
              </table:table-cell>
              <table:table-cell office:value-type="float" office:value="0.9945320942">
                <text:p>0.994532094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995364786">
                <text:p>0.995364786</text:p>
              </table:table-cell>
              <table:table-cell office:value-type="float" office:value="0.987525016">
                <text:p>0.987525016</text:p>
              </table:table-cell>
              <table:table-cell office:value-type="float" office:value="0.9929884978">
                <text:p>0.992988497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995364786">
                <text:p>0.995364786</text:p>
              </table:table-cell>
              <table:table-cell office:value-type="float" office:value="0.987525016">
                <text:p>0.987525016</text:p>
              </table:table-cell>
              <table:table-cell office:value-type="float" office:value="0.991425851">
                <text:p>0.99142585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995364786">
                <text:p>0.995364786</text:p>
              </table:table-cell>
              <table:table-cell office:value-type="float" office:value="0.553153549">
                <text:p>0.553153549</text:p>
              </table:table-cell>
              <table:table-cell office:value-type="float" office:value="0.9045523158">
                <text:p>0.904552315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995547475">
                <text:p>0.995547475</text:p>
              </table:table-cell>
              <table:table-cell office:value-type="float" office:value="0.553153549">
                <text:p>0.553153549</text:p>
              </table:table-cell>
              <table:table-cell office:value-type="float" office:value="0.9495817747">
                <text:p>0.949581774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995364786">
                <text:p>0.995364786</text:p>
              </table:table-cell>
              <table:table-cell office:value-type="float" office:value="0.553153549">
                <text:p>0.553153549</text:p>
              </table:table-cell>
              <table:table-cell office:value-type="float" office:value="0.9030086716">
                <text:p>0.903008671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995364786">
                <text:p>0.995364786</text:p>
              </table:table-cell>
              <table:table-cell office:value-type="float" office:value="0.553153549">
                <text:p>0.553153549</text:p>
              </table:table-cell>
              <table:table-cell office:value-type="float" office:value="0.9480016409">
                <text:p>0.948001640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995364786">
                <text:p>0.995364786</text:p>
              </table:table-cell>
              <table:table-cell office:value-type="float" office:value="0.987525016">
                <text:p>0.987525016</text:p>
              </table:table-cell>
              <table:table-cell office:value-type="float" office:value="0.992988497">
                <text:p>0.9929884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95364786">
                <text:p>0.995364786</text:p>
              </table:table-cell>
              <table:table-cell office:value-type="float" office:value="0.987525016">
                <text:p>0.987525016</text:p>
              </table:table-cell>
              <table:table-cell office:value-type="float" office:value="0.993772474">
                <text:p>0.99377247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995364786">
                <text:p>0.995364786</text:p>
              </table:table-cell>
              <table:table-cell office:value-type="float" office:value="0.972058818">
                <text:p>0.972058818</text:p>
              </table:table-cell>
              <table:table-cell office:value-type="float" office:value="0.9914418774">
                <text:p>0.991441877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995364786">
                <text:p>0.995364786</text:p>
              </table:table-cell>
              <table:table-cell office:value-type="float" office:value="0.97205882">
                <text:p>0.97205882</text:p>
              </table:table-cell>
              <table:table-cell office:value-type="float" office:value="0.9914479667">
                <text:p>0.991447966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995364786">
                <text:p>0.995364786</text:p>
              </table:table-cell>
              <table:table-cell office:value-type="float" office:value="0.995303893">
                <text:p>0.995303893</text:p>
              </table:table-cell>
              <table:table-cell office:value-type="float" office:value="0.9953465175">
                <text:p>0.995346517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995303893">
                <text:p>0.995303893</text:p>
              </table:table-cell>
              <table:table-cell office:value-type="float" office:value="0.9953586969">
                <text:p>0.995358696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995303893">
                <text:p>0.995303893</text:p>
              </table:table-cell>
              <table:table-cell office:value-type="float" office:value="0.9953586985">
                <text:p>0.995358698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995357178">
                <text:p>0.995357178</text:p>
              </table:table-cell>
              <table:table-cell office:value-type="float" office:value="0.9953640278">
                <text:p>0.995364027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995357178">
                <text:p>0.995357178</text:p>
              </table:table-cell>
              <table:table-cell office:value-type="float" office:value="0.9953640274">
                <text:p>0.995364027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995357174">
                <text:p>0.995357174</text:p>
              </table:table-cell>
              <table:table-cell office:value-type="float" office:value="0.9953640266">
                <text:p>0.995364026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995353368">
                <text:p>0.995353368</text:p>
              </table:table-cell>
              <table:table-cell office:value-type="float" office:value="0.9953636472">
                <text:p>0.995363647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874561077">
                <text:p>0.874561077</text:p>
              </table:table-cell>
              <table:table-cell office:value-type="float" office:value="0.9832844187">
                <text:p>0.983284418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874561077">
                <text:p>0.874561077</text:p>
              </table:table-cell>
              <table:table-cell office:value-type="float" office:value="0.9832844187">
                <text:p>0.983284418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559024938">
                <text:p>0.559024938</text:p>
              </table:table-cell>
              <table:table-cell office:value-type="float" office:value="0.9517308048">
                <text:p>0.951730804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559024938">
                <text:p>0.559024938</text:p>
              </table:table-cell>
              <table:table-cell office:value-type="float" office:value="0.9517308048">
                <text:p>0.9517308048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99536479">
                <text:p>0.9953647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99536479">
                <text:p>0.9953647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99536479">
                <text:p>0.9953647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99536476">
                <text:p>0.99536476</text:p>
              </table:table-cell>
              <table:table-cell office:value-type="float" office:value="0.995364787">
                <text:p>0.99536478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995366693">
                <text:p>0.995366693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9953649803">
                <text:p>0.995364980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995366693">
                <text:p>0.995366693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9953651706">
                <text:p>0.995365170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95366693">
                <text:p>0.995366693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9953651706">
                <text:p>0.995365170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995366693">
                <text:p>0.995366693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9953655512">
                <text:p>0.995365551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995366693">
                <text:p>0.995366693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9953651706">
                <text:p>0.99536517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995366693">
                <text:p>0.995366693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9953653624">
                <text:p>0.995365362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995366693">
                <text:p>0.995366693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9953655527">
                <text:p>0.995365552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995366693">
                <text:p>0.995366693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9953657415">
                <text:p>0.995365741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995366693">
                <text:p>0.995366693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9953661221">
                <text:p>0.995366122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995366693">
                <text:p>0.995366693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9953665027">
                <text:p>0.995366502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995366693">
                <text:p>0.995366693</text:p>
              </table:table-cell>
              <table:table-cell office:value-type="float" office:value="0.99536479">
                <text:p>0.99536479</text:p>
              </table:table-cell>
              <table:table-cell office:value-type="float" office:value="0.9953665027">
                <text:p>0.995366502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995366693">
                <text:p>0.995366693</text:p>
              </table:table-cell>
              <table:table-cell office:value-type="float" office:value="0.995366691">
                <text:p>0.995366691</text:p>
              </table:table-cell>
              <table:table-cell office:value-type="float" office:value="0.9953666928">
                <text:p>0.99536669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